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" svg:font-family="Calib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e49d" officeooo:paragraph-rsid="000ee49d"/>
    </style:style>
    <style:style style:name="P2" style:family="paragraph" style:parent-style-name="Standard">
      <style:paragraph-properties fo:text-align="start" style:justify-single-word="false"/>
      <style:text-properties officeooo:rsid="000ee49d" officeooo:paragraph-rsid="000ee49d"/>
    </style:style>
    <style:style style:name="P3" style:family="paragraph" style:parent-style-name="Standard">
      <style:paragraph-properties fo:text-align="start" style:justify-single-word="false"/>
      <style:text-properties officeooo:rsid="000ee49d" officeooo:paragraph-rsid="000f6212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e49d" officeooo:paragraph-rsid="000ee49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officeooo:rsid="000ee49d" officeooo:paragraph-rsid="000f6212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officeooo:rsid="000ee49d" officeooo:paragraph-rsid="000f6212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officeooo:rsid="000ee49d" officeooo:paragraph-rsid="000f6212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officeooo:rsid="000f6212" officeooo:paragraph-rsid="000f6212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8df5" officeooo:paragraph-rsid="000e8df5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0ee49d" officeooo:paragraph-rsid="000f6212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officeooo:rsid="000e8df5" officeooo:paragraph-rsid="000e8df5"/>
    </style:style>
    <style:style style:name="P12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fo:font-size="18pt" officeooo:rsid="000e8df5" officeooo:paragraph-rsid="000e8df5" style:font-size-asian="18pt" style:font-size-complex="18pt"/>
    </style:style>
    <style:style style:name="P13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style:font-name="Times New Roman" fo:font-size="18pt" fo:font-weight="bold" officeooo:rsid="000e8df5" officeooo:paragraph-rsid="000e8df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/>
      <style:text-properties officeooo:paragraph-rsid="000e8df5"/>
    </style:style>
    <style:style style:name="P15" style:family="paragraph" style:parent-style-name="Footer">
      <style:paragraph-properties fo:text-align="center" style:justify-single-word="false"/>
      <style:text-properties officeooo:paragraph-rsid="000f6212"/>
    </style:style>
    <style:style style:name="T1" style:family="text">
      <style:text-properties officeooo:rsid="000ee4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e49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ee49d" style:font-size-asian="15pt" style:font-weight-asian="bold" style:font-size-complex="15pt" style:font-weight-complex="bold"/>
    </style:style>
    <style:style style:name="T6" style:family="text">
      <style:text-properties style:font-name="Times New Roman" fo:font-size="18pt" fo:font-weight="bold" officeooo:rsid="000ee49d" style:font-size-asian="18pt" style:font-weight-asian="bold" style:font-size-complex="18pt" style:font-weight-complex="bold"/>
    </style:style>
    <style:style style:name="T7" style:family="text">
      <style:text-properties style:font-name="Times New Roman" fo:font-size="18pt" fo:font-weight="bold" officeooo:rsid="000e8df5" style:font-size-asian="18pt" style:font-weight-asian="bold" style:font-size-complex="18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543*" fo:start-indent="0in" fo:end-indent="0in"/>
          <style:column style:rel-width="454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<text:span text:style-name="T2">NIVERSITATEA „TRANSILVANIA” DIN </text:span><text:span text:style-name="T3">BRAȘOV</text:span><text:span text:style-name="T2"> </text:span></text:p>
      <text:p text:style-name="P13">FACULTATEA DE <text:span text:style-name="T1">ȘTIINȚE</text:span> ECONOMICE </text:p>
      <text:p text:style-name="P14"><text:span text:style-name="T6">ȘI</text:span><text:span text:style-name="T7"> ADMINISTRAREA AFACERILOR </text:span></text:p>
      <text:p text:style-name="P13">Programul de studii </text:p>
      <text:p text:style-name="P13">INFORMATICA ECONOMIC<text:span text:style-name="T1">Ă</text:span></text:p>
      <text:p text:style-name="P9"/>
      <text:p text:style-name="P11"/>
      <text:p text:style-name="P11"/>
      <text:p text:style-name="P11"/>
      <text:p text:style-name="P11"><text:span text:style-name="T4">LUCRARE DE </text:span><text:span text:style-name="T5">LICENȚĂ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5"/>
      <text:section text:style-name="Sect1" text:name="Section1">
        <text:p text:style-name="P10">Conducător științific</text:p>
        <text:p text:style-name="P6"><text:span text:style-name="T2">Conf. dr.</text:span> Sângeorzan Livia </text:p>
        <text:p text:style-name="P7"><text:span text:style-name="T2">Absolvent</text:span></text:p>
        <text:p text:style-name="Standard">Vasilică F. Florin</text:p>
      </text:section>
      <text:p text:style-name="P6"/>
      <text:p text:style-name="P6"/>
      <text:p text:style-name="P8"/>
      <text:p text:style-name="P8">Brașov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i" svg:font-family="Calib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end" style:justify-single-word="false"/>
      <style:text-properties style:font-name="Times New Roman" fo:font-family="'Times New Roman'" style:font-family-generic="roman" style:font-pitch="variable" officeooo:rsid="000ee49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f6212"/>
    </style:style>
    <style:page-layout style:name="Mpm1">
      <style:page-layout-properties fo:page-width="8.2701in" fo:page-height="11.6902in" style:num-format="1" style:print-orientation="portrait" fo:margin-top="0.9799in" fo:margin-bottom="0.9799in" fo:margin-left="0.9799in" fo:margin-right="0.9799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9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9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1"/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8:10:07.618198648</meta:creation-date>
    <dc:date>2017-05-14T19:24:58.809081594</dc:date>
    <meta:editing-duration>PT7M23S</meta:editing-duration>
    <meta:editing-cycles>4</meta:editing-cycles>
    <meta:generator>LibreOffice/5.3.3.2$Linux_X86_64 LibreOffice_project/30m0$Build-2</meta:generator>
    <meta:document-statistic meta:table-count="0" meta:image-count="0" meta:object-count="0" meta:page-count="1" meta:paragraph-count="12" meta:word-count="32" meta:character-count="246" meta:non-whitespace-character-count="221"/>
  </office:meta>
</office:document-meta>
</file>